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5a8a7" officeooo:paragraph-rsid="0047009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5a8a7" officeooo:paragraph-rsid="0025a8a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498a10" officeooo:paragraph-rsid="00498a1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56dc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b82a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4d0a11" officeooo:paragraph-rsid="004d0a1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officeooo:paragraph-rsid="00456dc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6f954" style:font-size-asian="14pt" style:font-weight-asian="normal" style:font-size-complex="14pt" style:font-weight-complex="normal"/>
    </style:style>
    <style:style style:name="T1" style:family="text">
      <style:text-properties officeooo:rsid="004b82a7"/>
    </style:style>
    <style:style style:name="T2" style:family="text">
      <style:text-properties officeooo:rsid="004fb7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I- Protocole de communication.</text:p>
      <text:p text:style-name="P4"/>
      <text:p text:style-name="P4">Nous cherchions un protocole de communication ouvert, simple, polyvalent, économique ( financier, <text:span text:style-name="T1">en </text:span>énergie et en bande passante), etc.. Tout en laissant des portes ouvertes à d’autres protocoles, nous avons choisi <text:span text:style-name="T1">le </text:span>MQTT.</text:p>
      <text:p text:style-name="P4"/>
      <text:p text:style-name="P5">II- Rappel succin d<text:span text:style-name="T1">e </text:span>MQTT.</text:p>
      <text:p text:style-name="P5"><text:span text:style-name="T1">Il </text:span>est basé sur un système Publication – Souscription. (Publisher – Broker - Subscriber)</text:p>
      <text:p text:style-name="P4">Des modules publient des informations sous des <text:span text:style-name="T1">identifients dits ‘Topic’</text:span> et d’autres (modules ou logiciels) s’y abonnent afin de les recuperer.</text:p>
      <text:p text:style-name="P4"/>
      <text:p text:style-name="P4">III- Publisher.</text:p>
      <text:p text:style-name="P4">Ce rôle est assurer par plusieurs module<text:span text:style-name="T1">s</text:span> ESP8266 ou ESP32 équipé d’un ou plusieurs capteurs (repartis dans le monde ?)</text:p>
      <text:p text:style-name="P4">Exemple: </text:p>
      <text:p text:style-name="P4"><text:tab/>- Un module ESP8266 mesure la température à Mronabeja/Mayotte.</text:p>
      <text:p text:style-name="P4"><text:tab/>- Un module ESP32 <text:s/>mesure la température, l’humidité de l'air et la pression atmosphérique à Bordeaux / France</text:p>
      <text:p text:style-name="P4"><text:tab/>- Un module ESP32 <text:s/>mesure la force et la direction du vent à Koungou / Mayotte</text:p>
      <text:p text:style-name="P4"><text:tab/>- etc.</text:p>
      <text:p text:style-name="P4"/>
      <text:p text:style-name="P4"><text:tab/><text:tab/><text:tab/><text:tab/><text:tab/><text:tab/><text:tab/><text:tab/></text:p>
      <text:p text:style-name="P4">IV- Broker.</text:p>
      <text:p text:style-name="P4">Le broker centralise les informations publiés, et les renvoi aux abonnés. La création par nous même ou par les élèves <text:span text:style-name="T1">de </text:span>ce<text:span text:style-name="T1">tte fonction</text:span> n'apporte pas de plus-values pédagogique. Nous avons donc opté pour l’utilisation d’un broker gratuit (test.mosquitto.org)</text:p>
      <text:p text:style-name="P4"/>
      <text:p text:style-name="P4">V-Subscriber.</text:p>
      <text:p text:style-name="P4">Ce rôle est assurer par des module ESP32 équipé d’afficheur et des ordinateurs <text:span text:style-name="T1">sous un</text:span> logiciel écrit en Python. Ces derniers rassemble les informations dans un fichier texte qui, par la suite, traité et mis en forme par le logiciel <text:span text:style-name="T1">( écrit en Python ) </text:span>de recherche textuelle.</text:p>
      <text:p text:style-name="P8"/>
      <text:p text:style-name="P6">Notas (les fichiers dans le dossier):</text:p>
      <text:p text:style-name="P6"/>
      <text:p text:style-name="P6">Publisher (ESP8266) <text:s/>: Ecrit en MicroPython </text:p>
      <text:p text:style-name="P6">boot.py</text:p>
      <text:p text:style-name="P6">main.py</text:p>
      <text:p text:style-name="P6">umqttsimple.py</text:p>
      <text:p text:style-name="P6">sensors.py (<text:span text:style-name="T2">Jusqu’à 8 capteurs, c’est </text:span>le seul fichier à modifier en cas de changement au niveau des capteurs) </text:p>
      <text:p text:style-name="P6"/>
      <text:p text:style-name="P6">Subscriber (Python)</text:p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officeooo:rsid="0025a8a7" officeooo:paragraph-rsid="00470094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498a10" officeooo:paragraph-rsid="00498a10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3in" fo:margin-bottom="0.3in" fo:margin-left="0.2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in" fo:margin-left="0in" fo:margin-right="0in" fo:margin-bottom="0.4in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>DIU-EIL BLOC B3-B5</text:p>
        <text:p text:style-name="MP2">STATION METEO <text:s/>&amp; RECHERCHE TEXTUELLE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 NORODINE</meta:initial-creator>
    <meta:creation-date>2021-01-16T14:35:27.54</meta:creation-date>
    <dc:date>2021-04-11T15:57:34.269000000</dc:date>
    <meta:editing-duration>PT5H1M31S</meta:editing-duration>
    <meta:editing-cycles>47</meta:editing-cycles>
    <meta:generator>LibreOffice/6.4.0.3$Windows_x86 LibreOffice_project/b0a288ab3d2d4774cb44b62f04d5d28733ac6df8</meta:generator>
    <meta:document-statistic meta:table-count="0" meta:image-count="0" meta:object-count="0" meta:page-count="1" meta:paragraph-count="26" meta:word-count="275" meta:character-count="1772" meta:non-whitespace-character-count="1501"/>
  </office:meta>
</office:document-meta>
</file>